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Block">
      <style:graphic-properties draw:textarea-vertical-align="middle" draw:auto-grow-height="false" fo:min-height="2.549cm" fo:min-width="2.577cm" draw:shadow="hidden" style:writing-mode="lr-tb" loext:decorative="false"/>
      <style:paragraph-properties style:writing-mode="lr-tb"/>
    </style:style>
    <style:style style:name="gr2" style:family="graphic" style:parent-style-name="Arrow_20_Line">
      <style:graphic-properties draw:textarea-vertical-align="middle" draw:shadow="hidden" loext:decorative="false"/>
    </style:style>
    <style:style style:name="gr3" style:family="graphic" style:parent-style-name="Block">
      <style:graphic-properties draw:textarea-vertical-align="middle" draw:auto-grow-height="false" fo:min-height="2.549cm" fo:min-width="2.577cm" draw:shadow="hidden" loext:decorative="false"/>
    </style:style>
    <style:style style:name="gr4" style:family="graphic" style:parent-style-name="objectwithoutfill">
      <style:graphic-properties draw:marker-start="" draw:marker-end="Arrowheads_20_6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77cm" svg:height="2.799cm" svg:x="3.175cm" svg:y="8.631cm">
          <text:p text:style-name="P1">отримання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077cm" svg:height="2.799cm" svg:x="7.621cm" svg:y="8.631cm">
          <text:p text:style-name="P1">попередня обробка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252cm" svg:y1="10.03cm" svg:x2="7.621cm" svg:y2="10.03cm" draw:start-shape="id1" draw:start-glue-point="1" draw:end-shape="id2" draw:end-glue-point="3" svg:d="M6252 10030h1369" svg:viewBox="0 0 1370 1">
          <text:p/>
        </draw:connector>
        <draw:custom-shape draw:style-name="gr1" draw:text-style-name="P2" xml:id="id3" draw:id="id3" draw:layer="layout" svg:width="3.077cm" svg:height="2.799cm" svg:x="12.408cm" svg:y="8.631cm">
          <text:p text:style-name="P1">упаковування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077cm" svg:height="2.799cm" svg:x="16.854cm" svg:y="8.63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485cm" svg:y1="10.03cm" svg:x2="16.854cm" svg:y2="10.03cm" draw:start-shape="id3" draw:start-glue-point="1" draw:end-shape="id4" draw:end-glue-point="3" svg:d="M15485 10030h1369" svg:viewBox="0 0 1370 1">
          <text:p/>
        </draw:connector>
        <draw:connector draw:style-name="gr2" draw:text-style-name="P1" draw:layer="layout" svg:x1="10.698cm" svg:y1="10.03cm" svg:x2="12.408cm" svg:y2="10.03cm" draw:start-shape="id2" draw:start-glue-point="1" draw:end-shape="id3" draw:end-glue-point="3" svg:d="M10698 10030h1710" svg:viewBox="0 0 1711 1">
          <text:p/>
        </draw:connector>
        <draw:custom-shape draw:style-name="gr1" draw:text-style-name="P2" xml:id="id5" draw:id="id5" draw:layer="layout" svg:width="3.077cm" svg:height="2.799cm" svg:x="21.3cm" svg:y="8.631cm">
          <text:p text:style-name="P1">Енергонезалежний носій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931cm" svg:y1="10.03cm" svg:x2="21.3cm" svg:y2="10.03cm" draw:start-shape="id4" draw:start-glue-point="1" draw:end-shape="id5" draw:end-glue-point="3" svg:d="M19931 10030h1369" svg:viewBox="0 0 1370 1">
          <text:p/>
        </draw:connector>
        <draw:custom-shape draw:style-name="gr1" draw:text-style-name="P2" xml:id="id6" draw:id="id6" draw:layer="layout" svg:width="3.077cm" svg:height="2.799cm" svg:x="12.48cm" svg:y="12.441cm">
          <text:p text:style-name="P1">обробка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698cm" svg:y1="10.03cm" svg:x2="12.48cm" svg:y2="13.84cm" draw:start-shape="id2" draw:start-glue-point="1" draw:end-shape="id6" draw:end-glue-point="3" svg:d="M10698 10030h890v3810h892" svg:viewBox="0 0 1783 3811">
          <text:p/>
        </draw:connector>
        <draw:connector draw:style-name="gr2" draw:text-style-name="P1" draw:layer="layout" svg:x1="6.252cm" svg:y1="10.03cm" svg:x2="7.621cm" svg:y2="10.03cm" svg:d="M6252 10030h1369" svg:viewBox="0 0 1370 1">
          <text:p/>
        </draw:connector>
        <draw:connector draw:style-name="gr2" draw:text-style-name="P1" draw:layer="layout" svg:x1="15.485cm" svg:y1="10.03cm" svg:x2="16.854cm" svg:y2="10.03cm" svg:d="M15485 10030h1369" svg:viewBox="0 0 1370 1">
          <text:p/>
        </draw:connector>
        <draw:connector draw:style-name="gr2" draw:text-style-name="P1" draw:layer="layout" svg:x1="19.931cm" svg:y1="10.03cm" svg:x2="21.3cm" svg:y2="10.03cm" svg:d="M19931 10030h1369" svg:viewBox="0 0 1370 1">
          <text:p/>
        </draw:connector>
        <draw:line draw:style-name="gr4" draw:text-style-name="P3" draw:layer="layout" svg:x1="15.557cm" svg:y1="13.97cm" svg:x2="17.462cm" svg:y2="13.9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draw:marker draw:name="Arrowheads_20_3" draw:display-name="Arrowheads 3" svg:viewBox="0 826 1131 754" svg:d="M566 826l-566 754 114-85 136-68 148-46 161-17 161 13 153 46 140 68 118 89z"/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40" svg:d="M0 40l10-40 10 4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7" draw:display-name="Arrowheads 7" svg:viewBox="0 0 1131 1131" svg:d="M0 564l564 567 567-567-567-564z"/>
    <draw:marker draw:name="Arrowheads_20_8" draw:display-name="Arrowheads 8" svg:viewBox="0 0 3000 6000" svg:d="M1500 0l1500 3000-1500 3000-1500-3000z"/>
    <draw:marker draw:name="Arrowheads_20_9" draw:display-name="Arrowheads 9" svg:viewBox="0 600 15000 8146" svg:d="M29 60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text:animation-repeat="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language="uk" fo:country="UA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ock" style:family="graphic" style:parent-style-name="standard">
      <style:graphic-properties draw:fill="solid" draw:fill-color="#ffffff" text:animation-repeat="0"/>
      <style:text-properties fo:font-size="14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3-10-18T16:57:46.069464234</meta:creation-date>
    <dc:date>2023-10-18T17:36:40.002963833</dc:date>
    <dc:creator>Vitalii Yurchenko</dc:creator>
    <meta:editing-duration>PT31M42S</meta:editing-duration>
    <meta:editing-cycles>4</meta:editing-cycles>
    <meta:generator>LibreOffice/7.6.2.1$Linux_X86_64 LibreOffice_project/60$Build-1</meta:generator>
    <meta:document-statistic meta:object-count="15"/>
  </office:meta>
</office:document-meta>
</file>